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6f9d4" draw:fill-color="#f6f9d4" draw:textarea-horizontal-align="justify" draw:textarea-vertical-align="middle" draw:auto-grow-height="false" fo:min-height="1.817cm" fo:min-width="3.363cm"/>
    </style:style>
    <style:style style:name="gr2" style:family="graphic" style:parent-style-name="standard">
      <style:graphic-properties draw:stroke="dash" draw:stroke-dash="Ultrafine_20_2_20_Dots_20_3_20_Dashes" svg:stroke-color="#f6f9d4" draw:fill-color="#ffd8ce" draw:textarea-horizontal-align="justify" draw:textarea-vertical-align="middle" draw:auto-grow-height="false" fo:min-height="1.817cm" fo:min-width="3.363cm"/>
    </style:style>
    <style:style style:name="gr3" style:family="graphic" style:parent-style-name="standard">
      <style:graphic-properties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dash" draw:stroke-dash="Ultrafine_20_2_20_Dots_20_3_20_Dashes" svg:stroke-color="#f6f9d4" draw:fill-color="#dee6ef" draw:textarea-horizontal-align="justify" draw:textarea-vertical-align="middle" draw:auto-grow-height="false" fo:min-height="1.817cm" fo:min-width="5.159cm"/>
    </style:style>
    <style:style style:name="gr5" style:family="graphic" style:parent-style-name="standard">
      <style:graphic-properties svg:stroke-width="0.081cm" svg:stroke-color="#f10d0c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textarea-horizontal-align="justify" draw:textarea-vertical-align="middle" draw:auto-grow-height="false" fo:min-height="0.449cm" fo:min-width="1.945cm"/>
    </style:style>
    <style:style style:name="P1" style:family="paragraph">
      <style:paragraph-properties fo:text-align="center"/>
    </style:style>
    <style:style style:name="P2" style:family="paragraph">
      <loext:graphic-properties draw:fill-color="#f6f9d4"/>
      <style:paragraph-properties fo:text-align="center"/>
    </style:style>
    <style:style style:name="P3" style:family="paragraph">
      <loext:graphic-properties draw:fill-color="#ffd8ce"/>
      <style:paragraph-properties fo:text-align="center"/>
    </style:style>
    <style:style style:name="P4" style:family="paragraph">
      <loext:graphic-properties draw:fill-color="#dee6e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461cm" svg:height="2.921cm" draw:transform="rotate (1.5707963267949) translate (15.214cm 8.899cm)">
          <text:p text:style-name="P1">hypothes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5.461cm" svg:height="2.921cm" draw:transform="rotate (1.5707963267949) translate (7.318cm 25.436cm)">
          <text:p text:style-name="P1">dbus-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5.461cm" svg:height="2.921cm" draw:transform="rotate (1.5707963267949) translate (15.171cm 17.791cm)">
          <text:p text:style-name="P1">pypars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5.461cm" svg:height="2.921cm" draw:transform="rotate (1.5707963267949) translate (11.272cm 8.901cm)">
          <text:p text:style-name="P1">hs-dbus-signa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193cm" svg:y1="6.172cm" svg:x2="15.214cm" svg:y2="6.17cm" draw:start-shape="id1" draw:start-glue-point="8" draw:end-shape="id2" draw:end-glue-point="4" svg:d="M14193 6172h510v-2h511" svg:viewBox="0 0 1022 3">
          <text:p/>
        </draw:connector>
        <draw:custom-shape draw:style-name="gr4" draw:text-style-name="P4" xml:id="id3" draw:id="id3" draw:layer="layout" svg:width="8.001cm" svg:height="2.921cm" draw:transform="rotate (1.5707963267949) translate (11.299cm 19.06cm)">
          <text:p text:style-name="P1">dbus-signature-pypars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4.22cm" svg:y1="15.062cm" svg:x2="15.171cm" svg:y2="15.062cm" draw:start-shape="id3" draw:start-glue-point="8" draw:end-shape="id4" draw:end-glue-point="4" svg:d="M14220 15062h951" svg:viewBox="0 0 952 1">
          <text:p/>
        </draw:connector>
        <draw:connector draw:style-name="gr5" draw:text-style-name="P1" draw:layer="layout" svg:x1="12.76cm" svg:y1="11.061cm" svg:x2="12.733cm" svg:y2="8.901cm" draw:start-shape="id3" draw:start-glue-point="10" draw:end-shape="id1" draw:end-glue-point="6" svg:d="M12760 11061v-1080h-27v-1080" svg:viewBox="0 0 28 2161">
          <text:p/>
        </draw:connector>
        <draw:custom-shape draw:style-name="gr4" draw:text-style-name="P4" xml:id="id5" draw:id="id5" draw:layer="layout" svg:width="8.001cm" svg:height="2.921cm" draw:transform="rotate (1.5707963267949) translate (7.319cm 19.06cm)">
          <text:p text:style-name="P1">into-dbus-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24cm" svg:y1="15.062cm" svg:x2="11.299cm" svg:y2="15.062cm" draw:start-shape="id5" draw:start-glue-point="8" draw:end-shape="id3" draw:end-glue-point="4" svg:d="M10240 15062h1059" svg:viewBox="0 0 1060 1">
          <text:p/>
        </draw:connector>
        <draw:connector draw:style-name="gr3" draw:text-style-name="P1" draw:layer="layout" svg:x1="8.78cm" svg:y1="19.06cm" svg:x2="8.779cm" svg:y2="19.976cm" draw:start-shape="id5" draw:start-glue-point="6" draw:end-shape="id6" draw:end-glue-point="10" svg:d="M8780 19060v458h-1v458" svg:viewBox="0 0 2 917">
          <text:p/>
        </draw:connector>
        <draw:connector draw:style-name="gr5" draw:text-style-name="P1" draw:layer="layout" svg:x1="9.813cm" svg:y1="12.232cm" svg:x2="11.699cm" svg:y2="8.104cm" draw:start-shape="id5" draw:start-glue-point="9" draw:end-shape="id1" draw:end-glue-point="5" svg:d="M9813 12232h942v-4128h944" svg:viewBox="0 0 1887 4129">
          <text:p/>
        </draw:connector>
        <draw:custom-shape draw:style-name="gr4" draw:text-style-name="P4" xml:id="id7" draw:id="id7" draw:layer="layout" svg:width="8.001cm" svg:height="2.921cm" draw:transform="rotate (1.5707963267949) translate (3.286cm 19.062cm)">
          <text:p text:style-name="P1">dbus-python-client-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.207cm" svg:y1="15.064cm" svg:x2="7.319cm" svg:y2="15.062cm" draw:start-shape="id7" draw:start-glue-point="8" draw:end-shape="id5" draw:end-glue-point="4" svg:d="M6207 15064h555v-2h557" svg:viewBox="0 0 1113 3">
          <text:p/>
        </draw:connector>
        <draw:custom-shape draw:style-name="gr4" draw:text-style-name="P4" xml:id="id8" draw:id="id8" draw:layer="layout" svg:width="8.001cm" svg:height="2.921cm" draw:transform="rotate (1.5707963267949) translate (3.415cm 10.144cm)">
          <text:p text:style-name="P1">dbus-client-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.78cm" svg:y1="17.893cm" svg:x2="7.318cm" svg:y2="22.707cm" draw:start-shape="id7" draw:start-glue-point="7" draw:end-shape="id6" draw:end-glue-point="4" svg:d="M5780 17893h982v4814h556" svg:viewBox="0 0 1539 4815">
          <text:p/>
        </draw:connector>
        <draw:connector draw:style-name="gr5" draw:text-style-name="P1" draw:layer="layout" svg:x1="6.336cm" svg:y1="6.146cm" svg:x2="11.272cm" svg:y2="6.172cm" draw:start-shape="id8" draw:start-glue-point="8" draw:end-shape="id1" draw:end-glue-point="4" svg:d="M6336 6146h2467v26h2469" svg:viewBox="0 0 4937 27">
          <text:p/>
        </draw:connector>
        <draw:custom-shape draw:style-name="gr6" draw:text-style-name="P1" draw:layer="layout" svg:width="2.794cm" svg:height="1.397cm" draw:transform="rotate (1.5707963267949) translate (12.049cm 22.71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1:31:59.517798790</meta:creation-date>
    <dc:date>2019-06-26T10:52:41.258692681</dc:date>
    <meta:editing-duration>PT1H14M23S</meta:editing-duration>
    <meta:editing-cycles>4</meta:editing-cycles>
    <meta:generator>LibreOffice/6.1.5.2$Linux_X86_64 LibreOffice_project/10$Build-2</meta:generator>
    <meta:document-statistic meta:object-count="18"/>
  </office:meta>
</office:document-meta>
</file>